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3FB728F082D5447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c826b" officeooo:paragraph-rsid="003c826b" style:font-size-asian="10pt" style:font-weight-asian="normal" style:font-name-complex="Calibri Light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2" style:family="paragraph" style:parent-style-name="Standard">
      <style:text-properties officeooo:paragraph-rsid="002b38e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43b84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1" fo:font-size="10pt" fo:language="es" fo:country="ES" fo:font-weight="bold" officeooo:rsid="001d9c2b" officeooo:paragraph-rsid="0036dee1" fo:background-color="transparent" style:font-name-asian="Liberation Serif1" style:font-size-asian="10pt" style:font-weight-asian="bold" style:font-name-complex="Calibri1" style:font-size-complex="10pt" style:font-weight-complex="bold"/>
    </style:style>
    <style:style style:name="P1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17" style:family="paragraph" style:parent-style-name="Header">
      <style:paragraph-properties fo:padding="0cm" fo:border="none"/>
    </style:style>
    <style:style style:name="P18" style:family="paragraph" style:parent-style-name="Footer">
      <style:paragraph-properties fo:padding="0cm" fo:border="none"/>
    </style:style>
    <style:style style:name="P19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font-name="Arial1" fo:language="es" fo:country="ES" officeooo:paragraph-rsid="001d9c2b"/>
    </style:style>
    <style:style style:name="P20" style:family="paragraph" style:parent-style-name="Standard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d18c5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2pt" fo:language="es" fo:country="ES" fo:font-weight="normal" officeooo:rsid="003ce7da" officeooo:paragraph-rsid="0036dee1"/>
    </style:style>
    <style:style style:name="P23" style:family="paragraph" style:parent-style-name="Text_20_body" style:master-page-name="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style:page-number="auto" fo:background-color="transparent"/>
      <style:text-properties style:font-name="Arial1" fo:font-size="10pt" fo:language="es" fo:country="ES" fo:font-weight="normal" officeooo:paragraph-rsid="0036dee1" style:font-size-asian="10pt" style:font-weight-asian="normal" style:font-size-complex="10pt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6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7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8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font-name="Arial1" fo:font-size="10pt" fo:language="es" fo:country="ES" fo:font-weight="normal" officeooo:rsid="003ce7da" officeooo:paragraph-rsid="0036dee1" style:font-size-asian="10pt" style:font-weight-asian="normal" style:font-size-complex="10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36dee1"/>
    </style:style>
    <style:style style:name="P30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00%" fo:text-align="justify" style:justify-single-word="false" fo:orphans="2" fo:widows="2" fo:text-indent="0cm" style:auto-text-indent="false" style:page-number="auto" fo:background-color="transparent"/>
      <style:text-properties officeooo:paragraph-rsid="0036dee1"/>
    </style:style>
    <style:style style:name="P31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2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3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9852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4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8d413"/>
    </style:style>
    <style:style style:name="P36" style:family="paragraph" style:parent-style-name="Text_20_body">
      <loext:graphic-properties draw:fill="none"/>
      <style:paragraph-properties fo:margin-left="1.3cm" fo:margin-right="0cm" fo:margin-top="0.101cm" fo:margin-bottom="0.3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7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8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9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officeooo:paragraph-rsid="0038d413"/>
    </style:style>
    <style:style style:name="P40" style:family="paragraph" style:parent-style-name="Text_20_body">
      <style:paragraph-properties fo:text-align="justify" style:justify-single-word="false"/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2" style:family="paragraph" style:parent-style-name="Text_20_body">
      <style:paragraph-properties fo:line-height="100%" fo:text-align="start" style:justify-single-word="false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3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5" style:family="paragraph" style:parent-style-name="Text_20_body">
      <loext:graphic-properties draw:fill="none"/>
      <style:paragraph-properties fo:margin-left="1.499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6" style:family="paragraph" style:parent-style-name="Text_20_body" style:master-page-name="">
      <loext:graphic-properties draw:fill="none"/>
      <style:paragraph-properties fo:margin-left="1.401cm" fo:margin-right="0cm" fo:margin-top="0cm" fo:margin-bottom="0.247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1" fo:font-size="10pt" fo:language="es" fo:country="E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8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weight="normal" officeooo:rsid="003c826b" officeooo:paragraph-rsid="003c826b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9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style="italic" style:text-underline-style="none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50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1" fo:font-size="10pt" fo:language="es" fo:country="ES" fo:font-style="italic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51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style:page-number="auto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2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53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style:font-name="Arial1" fo:font-size="13pt" officeooo:paragraph-rsid="002b38ef" style:font-size-asian="13pt" style:font-size-complex="13pt"/>
    </style:style>
    <style:style style:name="P54" style:family="paragraph" style:parent-style-name="Standard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>
        <style:tab-stops>
          <style:tab-stop style:position="1.358cm"/>
        </style:tab-stops>
      </style:paragraph-properties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5" style:family="paragraph" style:parent-style-name="Standard" style:list-style-name="L2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>
        <style:tab-stops>
          <style:tab-stop style:position="1.358cm"/>
        </style:tab-stops>
      </style:paragraph-properties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6" style:family="paragraph" style:parent-style-name="Text_20_body" style:list-style-name="L3" style:master-page-name="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fo:language="es" fo:country="ES" officeooo:paragraph-rsid="0036dee1"/>
    </style:style>
    <style:style style:name="P57" style:family="paragraph" style:parent-style-name="Text_20_body" style:list-style-name="L3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fo:background-color="transparent"/>
      <style:text-properties style:use-window-font-color="true" style:font-name="Arial1" fo:font-size="10pt" fo:language="es" fo:country="E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58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53354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6cfab" style:font-size-asian="24pt" style:font-size-complex="24pt"/>
    </style:style>
    <style:style style:name="T8" style:family="text">
      <style:text-properties style:font-name="Arial1" fo:font-size="24pt" officeooo:rsid="003ae320" style:font-size-asian="24pt" style:font-size-complex="24pt"/>
    </style:style>
    <style:style style:name="T9" style:family="text">
      <style:text-properties style:font-name="Arial1" fo:font-size="10pt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10" style:family="text">
      <style:text-properties style:font-name="Arial1" fo:font-size="10pt" officeooo:rsid="0036dee1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11" style:family="text">
      <style:text-properties fo:color="#000000" style:text-outline="false" style:text-line-through-style="none" style:text-line-through-type="none" fo:language="es" fo:country="ES" fo:font-style="normal" fo:text-shadow="none" style:text-underline-style="none" fo:font-weight="normal" officeooo:rsid="003c826b" style:font-style-asian="normal" style:font-weight-asian="normal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c826b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fo:font-size="10pt" fo:letter-spacing="normal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17" style:family="text">
      <style:text-properties officeooo:rsid="0036cfab"/>
    </style:style>
    <style:style style:name="T18" style:family="text">
      <style:text-properties fo:color="#800000" fo:background-color="#e8e8e8" loext:char-shading-value="0"/>
    </style:style>
    <style:style style:name="T19" style:family="text">
      <style:text-properties fo:color="#800000" officeooo:rsid="003c826b" fo:background-color="#e8e8e8" loext:char-shading-value="0"/>
    </style:style>
    <style:style style:name="T20" style:family="text">
      <style:text-properties fo:color="#800000" officeooo:rsid="003fc082" fo:background-color="#e8e8e8" loext:char-shading-value="0"/>
    </style:style>
    <style:style style:name="T21" style:family="text">
      <style:text-properties style:use-window-font-color="true" style:text-underline-style="solid" style:text-underline-width="auto" style:text-underline-color="font-color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22" style:family="text">
      <style:text-properties style:use-window-font-color="true" style:text-underline-style="solid" style:text-underline-width="auto" style:text-underline-color="font-color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23" style:family="text">
      <style:text-properties style:use-window-font-color="true" fo:background-color="transparent" loext:char-shading-value="0" style:font-name-asian="Liberation Serif1" style:font-name-complex="Liberation Serif1"/>
    </style:style>
    <style:style style:name="T24" style:family="text">
      <style:text-properties style:use-window-font-color="true" officeooo:rsid="003ce7da" fo:background-color="transparent" loext:char-shading-value="0" style:font-name-asian="Liberation Serif1" style:font-name-complex="Liberation Serif1"/>
    </style:style>
    <style:style style:name="T25" style:family="text">
      <style:text-properties style:use-window-font-color="true" style:font-name="Arial1" fo:font-size="10pt" fo:language="es" fo:country="ES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6" style:family="text">
      <style:text-properties style:use-window-font-color="true" style:font-name="Arial1" fo:font-size="10pt" fo:language="es" fo:country="ES" fo:font-weight="normal" officeooo:rsid="00398523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7" style:family="text">
      <style:text-properties style:use-window-font-color="true" style:font-name="Arial1" fo:font-size="10pt" fo:language="es" fo:country="ES" fo:font-weight="normal" officeooo:rsid="003c826b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8" style:family="text">
      <style:text-properties style:use-window-font-color="true" style:font-name="Arial1" fo:font-size="10pt" fo:language="es" fo:country="ES" fo:font-weight="normal" officeooo:rsid="003fc082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9" style:family="text">
      <style:text-properties style:use-window-font-color="true" style:font-name="Arial1" fo:font-size="10pt" fo:language="es" fo:country="ES" fo:font-weight="bold" officeooo:rsid="0036dee1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0" style:family="text">
      <style:text-properties style:use-window-font-color="true" style:font-name="Arial1" fo:font-size="10pt" fo:language="es" fo:country="ES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1" style:family="text"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2" style:family="text"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c826b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3" style:family="text">
      <style:text-properties style:use-window-font-color="true" style:font-name="Arial1" fo:font-size="10pt" fo:language="es" fo:country="ES" style:text-underline-style="solid" style:text-underline-width="auto" style:text-underline-color="font-color" fo:font-weight="bold" officeooo:rsid="003d18c5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34" style:family="text">
      <style:text-properties style:use-window-font-color="true" style:font-name="Arial1" fo:font-size="10pt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5" style:family="text">
      <style:text-properties style:use-window-font-color="true" style:font-name="Arial1" fo:font-size="10pt" fo:font-weight="normal" officeooo:rsid="003875a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6" style:family="text">
      <style:text-properties style:use-window-font-color="true" style:font-name="Arial1" fo:font-size="10pt" fo:font-style="italic" fo:font-weight="normal" officeooo:rsid="003ce7da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37" style:family="text">
      <style:text-properties officeooo:rsid="003d18c5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officeooo:rsid="003d18c5"/>
    </style:style>
    <style:style style:name="T41" style:family="text">
      <style:text-properties style:text-underline-style="solid" style:text-underline-width="auto" style:text-underline-color="font-color" officeooo:rsid="003c826b"/>
    </style:style>
    <style:style style:name="T42" style:family="text">
      <style:text-properties officeooo:rsid="0036dee1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3fc082" style:font-style-asian="italic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36dee1" style:font-weight-asian="bold" style:font-weight-complex="bold"/>
    </style:style>
    <style:style style:name="T47" style:family="text">
      <style:text-properties fo:font-weight="bold" officeooo:rsid="0038d413" style:font-weight-asian="bold" style:font-weight-complex="bold"/>
    </style:style>
    <style:style style:name="T48" style:family="text">
      <style:text-properties style:text-underline-style="none"/>
    </style:style>
    <style:style style:name="T49" style:family="text">
      <style:text-properties officeooo:rsid="003875ad"/>
    </style:style>
    <style:style style:name="T50" style:family="text">
      <style:text-properties officeooo:rsid="0038d413"/>
    </style:style>
    <style:style style:name="T51" style:family="text">
      <style:text-properties officeooo:rsid="00398523"/>
    </style:style>
    <style:style style:name="T52" style:family="text">
      <style:text-properties officeooo:rsid="003c826b"/>
    </style:style>
    <style:style style:name="T53" style:family="text">
      <style:text-properties officeooo:rsid="003dd8d7"/>
    </style:style>
    <style:style style:name="T54" style:family="text">
      <style:text-properties officeooo:rsid="003fc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82927961" text:style-name="WWNum3">
        <text:list-header>
          <text:p text:style-name="P52">OBJETIVOS</text:p>
        </text:list-header>
      </text:list>
      <text:p text:style-name="P19"><text:span text:style-name="T15">Detallar el concepto de </text:span><text:span text:style-name="T16">mapzones</text:span><text:span text:style-name="T15"> y establecer un </text:span><text:span text:style-name="T14">marco para su configuración y puesta en marcha.</text:span></text:p>
      <text:p text:style-name="P6"/>
      <text:p text:style-name="P6"/>
      <text:p text:style-name="P3">DESCRIPCIÓN</text:p>
      <text:p text:style-name="P22"><text:span text:style-name="T9">Los elementos de una red de agua potable establecen elementos de </text:span><text:span text:style-name="T10">jerarquía</text:span><text:span text:style-name="T9"> y trabajo entre ellos, de los que se puede deducir una organización que desde un punto de vista funcional y de </text:span><text:span text:style-name="T10">análisis </text:span><text:span text:style-name="T9">del sistema puede tener muchas oportunidades</text:span></text:p>
      <text:p text:style-name="P14"/>
      <text:list xml:id="list591316540" text:style-name="L2">
        <text:list-item>
          <text:p text:style-name="P54"><text:s/>Depósitos de almacenaje. Modifica el tiempo de permanencia del agua en el sistema.</text:p>
        </text:list-item>
        <text:list-item>
          <text:p text:style-name="P55"><text:s/>Depósitos de suministro y almacenaje. Establece una cota a presión o suministro primaria por un o más sectores de clientes y modifica su tiempo de permanencia del agua en el sistema.</text:p>
        </text:list-item>
        <text:list-item>
          <text:p text:style-name="P55"><text:s/>Depósitos de cola. Establece una cota de suministro secundaria por un sector de clientes y modifica el tiempo de permanencia del agua en red.</text:p>
        </text:list-item>
        <text:list-item>
          <text:p text:style-name="P55"><text:s/>Depósitos de suministro y de cola. Depósitos de cola, establece una cota de suministro primaria y secundaria a la vez por dos o más sectores de clientes y modifica el tiempo de permanencia del agua en red.</text:p>
        </text:list-item>
        <text:list-item>
          <text:p text:style-name="P55"><text:s/>Caudalímetros y contadores de red. Determina el caudal diferencial en el primer e integral en el segundo caso, por una sincronía determinada.</text:p>
        </text:list-item>
        <text:list-item>
          <text:p text:style-name="P55"><text:s/>Válvula reductora de presión. Modifica a la baja la cota de presión y o suministro. Generalmente está asociado a sectores de clientes pero no de forma exclusiva.</text:p>
        </text:list-item>
        <text:list-item>
          <text:p text:style-name="P55"><text:s/>Grupo de presión. Modifica al alza la cota de presión y o suministro a un sector de clientes. Presenta un pequeño almacenaje (<text:span text:style-name="T42">calderón</text:span>) que habitualmente no hay que considerar, ya que el tiempo de almacenaje suele ser inferior a la frecuencia de medida de los caudalímetros.</text:p>
        </text:list-item>
        <text:list-item>
          <text:p text:style-name="P55"><text:s/><text:span text:style-name="T42">I</text:span>mpulsión. Traslado de agua entre dos puntos de almacenaje con incremento de cota.</text:p>
        </text:list-item>
        <text:list-item>
          <text:p text:style-name="P55"><text:s/>Clientes singulares. Clientes con un consumo muy elevado o singular en su comportamiento. Deberían ser tratados como nodos específicos.</text:p>
        </text:list-item>
      </text:list>
      <text:p text:style-name="P42"/>
      <text:p text:style-name="P24">A tal efecto se puede sectorizar una red desde un punto de vista de:</text:p>
      <text:p text:style-name="P31"/>
      <text:p text:style-name="P28"><text:span text:style-name="T21">SECTOR DE BAJA (SECTOR)</text:span><text:span text:style-name="T23"> </text:span></text:p>
      <text:p text:style-name="P32">Subgrafos conexos, seccionado a la salida y entrada de cualquier tipo de depósito. No contabiliza el almacenaje de agua.<text:line-break/></text:p>
      <text:p text:style-name="P32"><text:span text:style-name="T47">O</text:span><text:span text:style-name="T45">bjetivo:</text:span><text:line-break/>- Unidad mínima para el cálculo hidráulico ya que contiene el suministro de agua.<text:line-break/></text:p>
      <text:p text:style-name="P36"><text:span text:style-name="T45">Condición de contorno</text:span>:<text:line-break/>- Depósitos de entrada / salida.<text:line-break/>- Válvulas de seccionamiento cerradas.<text:line-break/>- Impulsiones.<text:line-break/></text:p>
      <text:p text:style-name="P32"><text:span text:style-name="T45">Condiciones necesarias</text:span>:<text:line-break/>- Que uno o más nodos del subgrafo contengan consumos de clientes.<text:line-break/></text:p>
      <text:p text:style-name="P32"><text:span text:style-name="T45">Condiciones genéricas:</text:span><text:line-break/>- No se consideran caudalímetros o contadores de red.<text:line-break/><text:soft-page-break/>- No se consideran válvulas reductoras de presión y grupos de presión.<text:line-break/>- No se considera el volumen real de los depósitos y configuración real de las entradas / salidas.</text:p>
      <text:p text:style-name="P34"/>
      <text:p text:style-name="P34">SECTOR MÍNIMO (MINSECTOR)</text:p>
      <text:p text:style-name="P32"><text:span text:style-name="T50">S</text:span>ubgrafos conexos del grafo SECTOR DE BAJA, seccionado en las válvulas de corte.<text:line-break/></text:p>
      <text:p text:style-name="P32"><text:span text:style-name="T47">O</text:span><text:span text:style-name="T45">bjetivo</text:span>:<text:line-break/>- Mínima red afectada en caso de avería.<text:line-break/>- Mínimo número de clientes afectados por el corte de suministro derivados de la avería.<text:line-break/>- Cálculo probabilidades de avería.<text:line-break/>- Afecciones al comportamiento hidráulico de la red (SECTOR DE BAJA) si se elimina del grafo el SECTOR MÍNIMO como consecuencia de una avería.<text:line-break/></text:p>
      <text:p text:style-name="P32"><text:span text:style-name="T45">Condición de contorno</text:span>:<text:line-break/>- Válvulas de corte como puntos de seccionamiento del grafo de SECTOR DE BAJA.</text:p>
      <text:p text:style-name="P42"/>
      <text:p text:style-name="P27">SECTOR DE MEDICIÓN (DMA)</text:p>
      <text:p text:style-name="P32">Tipología según la frecuencia (mayor o igual) del dato de caudal. Subgrafos conexos del grafo SECTOR DE BAJA, seccionado en los caudalímetros, contadores de red y depósitos entendidos como unidad de medida.<text:line-break/>objetivo:<text:line-break/>- Mínima unidad de balance de caudal, entre el caudal de entrada / salida del sector DMA y el consumo de los clientes.<text:line-break/>- Cálculo de pérdidas.<text:line-break/></text:p>
      <text:p text:style-name="P32"><text:span text:style-name="T45">Condición de contorno:</text:span><text:line-break/>- Caudalímetros y contadores de red como puntos de seccionamiento del grafo de SECTOR DE BAJA.<text:line-break/>- Que uno o más nodos del subgrafo contengan consumos de clientes.</text:p>
      <text:p text:style-name="P42"/>
      <text:p text:style-name="P26">SECTOR DE PRESIÓN (PRESSZONE)</text:p>
      <text:p text:style-name="P35"><text:span text:style-name="T25">Subgrafos conexos del grafo SECTOR DE BAJA, seccionado en los mecanismos de modificación de presión.<text:line-break/><text:line-break/></text:span><text:span text:style-name="T29">O</text:span><text:span text:style-name="T30">bjetivo:</text:span><text:span text:style-name="T25"><text:line-break/>- Cálculo de la presión estática máxima y mínima suministrada a los abonados, función de la presión máxima y mínima del equipo reguladores (depósito, válvula reductora y grupo de presión) y de la cota de la acometida.<text:line-break/>- Toman los datos catastrales de alturas de edificación, cálculo de la presión estática máxima y mínima estática real.<text:line-break/>- Cálculo de las pérdidas mínimas admisibles.<text:line-break/></text:span></text:p>
      <text:p text:style-name="P32"><text:span text:style-name="T45">Condición de contorno</text:span>:<text:line-break/>- Válvulas reductoras de presión y grupos de presión de la red como puntos de seccionamiento del grafo de SECTOR DE BAJA.</text:p>
      <text:p text:style-name="P31"><text:soft-page-break/><text:line-break/><text:span text:style-name="T39">SECTOR DE CALIDAD</text:span></text:p>
      <text:p text:style-name="P32">Por tipología de sensor de calidad. Subgrafos conexos, seccionado en los sensores de calidad analizado. Contabiliza el almacenaje.<text:line-break/><text:line-break/><text:span text:style-name="T46">O</text:span><text:span text:style-name="T45">bjetivo:</text:span><text:line-break/>- Contabiliza el tiempo de permanencia y la evolución de los parámetros de calidad en sectores con consumos.<text:line-break/>- Cálculo de la k de decrecimiento de cloro.<text:line-break/>- Tiempo de permanencia del agua.<text:line-break/></text:p>
      <text:p text:style-name="P33"><text:span text:style-name="T45">Condiciones de contorno</text:span>:<text:line-break/>- Graf entre sensores del parámetros de calidad analizado.<text:line-break/>- Válvulas de cortes.</text:p>
      <text:p text:style-name="P33"><text:span text:style-name="T45"><text:line-break/>Condiciones necesarias:</text:span><text:line-break/>- Volumen real de los depósitos y configuración real de las entradas / salidas.<text:line-break/></text:p>
      <text:p text:style-name="P32"><text:span text:style-name="T45">Condiciones genéricas</text:span>:<text:line-break/>- No se consideran caudalímetros o contadores de red.<text:line-break/>- No se consideran válvulas reductoras de presión y grupos de presión.<text:line-break/>- No se consideran los impulsos.<text:line-break/></text:p>
      <text:p text:style-name="P23"><text:span text:style-name="T24"><text:line-break/></text:span><text:span text:style-name="T22">SECTOR DE ALTA (SECTOR)</text:span></text:p>
      <text:p text:style-name="P37">Por tipología de sensor de calidad. Subgrafos conexos, seccionado en los sensores de calidad analizado. Contabiliza el almacenaje.<text:line-break/>objetivo:<text:line-break/>- Movimiento de caudal del sistema global, función de caudalímetros, consumos y pérdidas de los sectores de baja, y del nivel del depósito.<text:line-break/></text:p>
      <text:p text:style-name="P38">Condiciones de contorno:</text:p>
      <text:p text:style-name="P39"><text:span text:style-name="T30">Condiciones necesarias:</text:span><text:span text:style-name="T25"><text:line-break/>- Volumen real de los depósitos y configuración real de las entradas / salidas.<text:line-break/>- SECTOR BAJA se transforman en un único nodo donde s</text:span><text:span text:style-name="T26">e </text:span><text:span text:style-name="T25">suman los consumos y pérdidas de los sectores.<text:line-break/></text:span></text:p>
      <text:p text:style-name="P37"><text:span text:style-name="T45">Condiciones genéricas:</text:span><text:line-break/>- No se consideran los impulsos. </text:p>
      <text:p text:style-name="P20"/>
      <text:p text:style-name="P21">Esta sectorización de red puede realizarse de forma dinámica si se configuran adecuadamente los elementos y usando la función <text:span text:style-name="T18">gw_fct_gra</text:span><text:span text:style-name="T20">ph</text:span><text:span text:style-name="T18">analytics_</text:span><text:span text:style-name="T19">mapzones</text:span></text:p>
      <text:p text:style-name="P21"/>
      <text:p text:style-name="P21">En este sentido las fases de configuración y puesta en marcha son:</text:p>
      <text:p text:style-name="P13"/>
      <text:p text:style-name="P13"/>
      <text:p text:style-name="P13"/>
      <text:p text:style-name="P30"><text:soft-page-break/><text:span text:style-name="T31">FASE 1: </text:span><text:span text:style-name="T33">C</text:span><text:span text:style-name="T32">ONFIGURACIÓN DE SISTEMA</text:span></text:p>
      <text:p text:style-name="P29"><text:span text:style-name="T25">Llenar la tabla d</text:span><text:span text:style-name="T27">e tipo de nodo </text:span><text:span text:style-name="T25">con el campo gra</text:span><text:span text:style-name="T28">ph</text:span><text:span text:style-name="T25">_delimiter. </text:span></text:p>
      <text:p text:style-name="P43"><text:tab/><text:span text:style-name="T43">Gra</text:span><text:span text:style-name="T44">ph</text:span><text:span text:style-name="T43"> delimiter </text:span>significa delimitador del <text:span text:style-name="T43">graf </text:span>y puede ser de dos tipos (elemento frontera o elemento dual). En este sentido:</text:p>
      <text:p text:style-name="P25">Son elemento frontera de sector mínimo: <text:span text:style-name="T42">válvulas</text:span> de cierre</text:p>
      <text:p text:style-name="P25">Son elementos duales (cabecera <text:s/>y frontera) para las siguientes zonificaciones</text:p>
      <text:list xml:id="list3920553743" text:style-name="L3">
        <text:list-item>
          <text:p text:style-name="P56"><text:span text:style-name="T34">Sector (alta o baja): elementos de entrada de caudal (wtp, </text:span><text:span text:style-name="T36">source</text:span><text:span text:style-name="T34">, pozos, </text:span><text:span text:style-name="T35">depósitos</text:span><text:span text:style-name="T34">)</text:span></text:p>
        </text:list-item>
        <text:list-item>
          <text:p text:style-name="P57">Zona de medición: elementos de medida (<text:span text:style-name="T43">flowmeter</text:span>)</text:p>
        </text:list-item>
        <text:list-item>
          <text:p text:style-name="P57">Zona de <text:span text:style-name="T42">presión</text:span>: elementos de control de <text:span text:style-name="T42">presión</text:span> (VRP, arquetas rotura de carga)</text:p>
        </text:list-item>
        <text:list-item>
          <text:p text:style-name="P57">Zona de calidad: elementos de control de calidad (cloradores)</text:p>
        </text:list-item>
      </text:list>
      <text:p text:style-name="P41"><text:s/><text:tab/><text:tab/><text:span text:style-name="T45">DETALLE:</text:span></text:p>
      <text:p text:style-name="P51"><text:tab/>No son elementos cabecera <text:s/>para la sectorización ciertos tipos de depósitos cómo DEPOSITO DE <text:tab/>COLA o DEPOSITO DE ALMACENAJE en sectores en ALTA sobretodo. En este sentido, sería <text:tab/>interesante tener separado los <text:span text:style-name="T42">DEPÓSITOS</text:span> en dos <text:span text:style-name="T43">features</text:span>, los cabecera y los que no lo son p.e: <text:s/><text:tab/>cola o transporte/almacenamient<text:span text:style-name="T52">o</text:span></text:p>
      <text:p text:style-name="P48">Activar la variable de sistema para que el grafo de clase pueda realizarse</text:p>
      <text:p text:style-name="P50">Nota: Para más detalle ver documento de protocolo E.13.2</text:p>
      <text:p text:style-name="P47"/>
      <text:p text:style-name="P46"><text:span text:style-name="T48"><text:tab/></text:span><text:span text:style-name="T38">FASE 2. </text:span><text:span text:style-name="T40">CONFIGURACIÓN </text:span><text:span text:style-name="T41">DE LAS MAPZONES</text:span></text:p>
      <text:p text:style-name="P44">Configurar el campo gra<text:span text:style-name="T54">ph</text:span>config de las diferentes <text:span text:style-name="T43">mapzones</text:span> (sector, dma, dqa, presszone). La <text:span text:style-name="T49">sintaxis</text:span> <text:span text:style-name="T49">es</text:span> un poco especial pero permite toda cardinalidad posible (varios nodeParent con varios toArc par<text:span text:style-name="T51">a</text:span> una sola <text:span text:style-name="T43">mapzone</text:span>).</text:p>
      <text:p text:style-name="P45">En caso que los nodos que su node_type sea un <text:span text:style-name="T43">gra</text:span><text:span text:style-name="T44">ph</text:span><text:span text:style-name="T43">delimiter</text:span> y no haya sido nombrado cómo cabecera de ninguna <text:span text:style-name="T43">mapzone</text:span>, el sistema permitirá el cálculo pero dará un <text:span text:style-name="T43">warning</text:span>. Dado que esta es una opción posible (depósitos de transporte o <text:span text:style-name="T49">depósitos</text:span> de cola sin un node_type definida de forma específica) lo recomendable es usar el <text:span text:style-name="T43">key</text:span> "ignore" del campo gra<text:span text:style-name="T54">ph</text:span>config para que al menos el sistema no de <text:span text:style-name="T43">warnings</text:span> de elementos que tenemos claros y comprobados.</text:p>
      <text:p text:style-name="P49">Nota: Para más detalle ver documento de protocolo E.13.2</text:p>
      <text:p text:style-name="P49"/>
      <text:p text:style-name="P40"><text:span text:style-name="T48"><text:tab/><text:tab/></text:span>FASE 3 <text:span text:style-name="T37">PUESTA EN MARCHA</text:span></text:p>
      <text:p text:style-name="P41"><text:tab/><text:tab/>Operativa y puesta en marcha. El algoritmo es bastante rápido pero frente a inconsistencias <text:tab/><text:tab/><text:tab/>topológicas se puede quedar 'colgado'. A tal efecto es recomendable ir paso a paso empezando <text:tab/><text:tab/><text:tab/>por las <text:span text:style-name="T43">mapzones </text:span>más pequeñas…...</text:p>
      <text:p text:style-name="P50">Nota: Para más detalle ver documento de protocolo E.13.2</text:p>
      <text:p text:style-name="P15"/>
      <text:p text:style-name="P4"><text:soft-page-break/>REFERENCIAS</text:p>
      <text:p text:style-name="P5"/>
      <text:p text:style-name="P5"/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7">Acción</text:p>
          </table:table-cell>
          <table:table-cell table:style-name="Taula2.A1" office:value-type="string">
            <text:p text:style-name="P7">Usuario</text:p>
          </table:table-cell>
          <table:table-cell table:style-name="Taula2.A1" office:value-type="string">
            <text:p text:style-name="P7">Fecha</text:p>
          </table:table-cell>
        </table:table-row>
        <table:table-row table:style-name="Taula2.1">
          <table:table-cell table:style-name="Taula2.A2" office:value-type="string">
            <text:p text:style-name="P8">Creado</text:p>
          </table:table-cell>
          <table:table-cell table:style-name="Taula2.A2" office:value-type="string">
            <text:p text:style-name="P9">X<text:span text:style-name="T17">avi T.</text:span></text:p>
          </table:table-cell>
          <table:table-cell table:style-name="Taula2.A2" office:value-type="string">
            <text:p text:style-name="P8"><text:span text:style-name="T17">30</text:span>/<text:span text:style-name="T17">10/</text:span>20<text:span text:style-name="T17">19</text:span></text:p>
          </table:table-cell>
        </table:table-row>
        <table:table-row table:style-name="Taula2.1">
          <table:table-cell table:style-name="Taula2.A2" office:value-type="string">
            <text:p text:style-name="P10">Modificado</text:p>
          </table:table-cell>
          <table:table-cell table:style-name="Taula2.A2" office:value-type="string">
            <text:p text:style-name="P10">Xavi T.</text:p>
          </table:table-cell>
          <table:table-cell table:style-name="Taula2.A2" office:value-type="string">
            <text:p text:style-name="P10">01/08/2020</text:p>
          </table:table-cell>
        </table:table-row>
        <table:table-row table:style-name="Taula2.1">
          <table:table-cell table:style-name="Taula2.A4" office:value-type="string">
            <text:p text:style-name="P10">Modificado</text:p>
          </table:table-cell>
          <table:table-cell table:style-name="Taula2.A4" office:value-type="string">
            <text:p text:style-name="P10">Xavi T.</text:p>
          </table:table-cell>
          <table:table-cell table:style-name="Taula2.A4" office:value-type="string">
            <text:p text:style-name="P10">01/<text:span text:style-name="T53">12</text:span>/202<text:span text:style-name="T53">1</text:span>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style:font-name="Arial1" fo:font-size="13pt" officeooo:paragraph-rsid="002b38ef" style:font-size-asian="13pt" style:font-size-complex="13pt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53354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6cfab" style:font-size-asian="24pt" style:font-size-complex="24pt"/>
    </style:style>
    <style:style style:name="MT8" style:family="text">
      <style:text-properties style:font-name="Arial1" fo:font-size="24pt" officeooo:rsid="003ae320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fo:language="es" fo:country="ES" fo:font-style="normal" fo:text-shadow="none" style:text-underline-style="none" fo:font-weight="normal" officeooo:rsid="003c826b" style:font-style-asian="normal" style:font-weight-asian="normal" style:font-weight-complex="normal" style:text-emphasize="none"/>
    </style:style>
    <style:style style:name="M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M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c826b" style:font-style-asian="normal" style:font-weight-asian="normal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3FB728F082D5447B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1</text:span></text:p>
            </table:table-cell>
          </table:table-row>
          <table:table-row table:style-name="Taula1.2">
            <table:table-cell table:style-name="Taula1.A2" office:value-type="string">
              <text:list xml:id="list1485628969" text:style-name="ML1">
                <text:list-header>
                  <text:p text:style-name="MP3"><text:span text:style-name="MT9">Conceptos b</text:span><text:span text:style-name="MT10">ásicos </text:span><text:span text:style-name="MT11">de mapzones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4" draw:name="Forma1" draw:style-name="Mgr1" draw:text-style-name="MP6" svg:x1="0.115cm" svg:y1="0.115cm" svg:x2="16.951cm" svg:y2="0.18cm"><text:p/></draw:line></text:p>
        <text:p text:style-name="MP5">Hoja 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2-08-04T17:37:15.597000000</dc:date>
    <meta:editing-duration>PT1H46M</meta:editing-duration>
    <meta:editing-cycles>22</meta:editing-cycles>
    <meta:generator>LibreOffice/6.3.3.2$Windows_X86_64 LibreOffice_project/a64200df03143b798afd1ec74a12ab50359878ed</meta:generator>
    <meta:document-statistic meta:table-count="2" meta:image-count="1" meta:object-count="0" meta:page-count="5" meta:paragraph-count="80" meta:word-count="1322" meta:character-count="8180" meta:non-whitespace-character-count="6899"/>
  </office:meta>
</office:document-meta>
</file>